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94cm" fo:min-width="2.32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894cm" fo:min-width="2.326cm"/>
    </style:style>
    <style:style style:name="gr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68cm" fo:min-width="1.4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068cm" fo:min-width="1.4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3cm" draw:stroke-linejoin="none" draw:fill="none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32cm" fo:min-width="3.739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158cm" fo:min-width="1.043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37cm" fo:min-width="1.057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1cm" fo:min-width="1.3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3cm"/>
      <style:paragraph-properties style:writing-mode="lr-tb"/>
    </style:style>
    <style:style style:name="gr14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0.067cm" fo:min-width="0.135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color="#000000"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5c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color="#999999" loext:opacity="100%"/>
    </style:style>
    <style:style style:name="P10" style:family="paragraph">
      <loext:graphic-properties draw:fill="none"/>
      <style:paragraph-properties fo:text-align="center"/>
      <style:text-properties fo:color="#999999" loext:opacity="100%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999999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6cm" svg:height="2.376cm" svg:x="3.105cm" svg:y="2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56cm" svg:height="2.374cm" svg:x="6.716cm" svg:y="2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54cm" svg:height="0.887cm" svg:x="3.54cm" svg:y="5.092cm">
          <draw:text-box>
            <text:p><text:span text:style-name="T1">Workchain id:-1</text:span></text:p>
          </draw:text-box>
        </draw:frame>
        <draw:frame draw:style-name="gr3" draw:text-style-name="P2" draw:layer="layout" svg:width="2.54cm" svg:height="0.887cm" svg:x="7.04cm" svg:y="5.093cm">
          <draw:text-box>
            <text:p><text:span text:style-name="T1">Workchain id:0</text:span></text:p>
          </draw:text-box>
        </draw:frame>
        <draw:custom-shape draw:style-name="gr4" draw:text-style-name="P4" draw:layer="layout" svg:width="1.905cm" svg:height="0.318cm" svg:x="3.722cm" svg:y="3.087cm">
          <text:p text:style-name="P3"><text:span text:style-name="T1">Id:f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318cm" svg:x="3.722cm" svg:y="3.587cm">
          <text:p text:style-name="P3"><text:span text:style-name="T1">Id:0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318cm" svg:x="3.722cm" svg:y="4.087cm">
          <text:p text:style-name="P3"><text:span text:style-name="T1">Id:1a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7cm" svg:height="0.962cm" svg:x="4.057cm" svg:y="4.157cm">
          <draw:text-box>
            <text:p>...</text:p>
          </draw:text-box>
        </draw:frame>
        <draw:custom-shape draw:style-name="gr6" draw:text-style-name="P6" draw:layer="layout" svg:width="1.905cm" svg:height="0.318cm" svg:x="7.322cm" svg:y="3.087cm">
          <text:p text:style-name="P3"><text:span text:style-name="T1">Id:f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5cm" svg:height="0.318cm" svg:x="7.322cm" svg:y="3.587cm">
          <text:p text:style-name="P3"><text:span text:style-name="T1">Id:1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5cm" svg:height="0.318cm" svg:x="7.322cm" svg:y="4.087cm">
          <text:p text:style-name="P3"><text:span text:style-name="T1">Id:1a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7cm" svg:height="0.962cm" svg:x="7.757cm" svg:y="4.157cm">
          <draw:text-box>
            <text:p>...</text:p>
          </draw:text-box>
        </draw:frame>
        <draw:frame draw:style-name="gr7" draw:text-style-name="P7" draw:layer="layout" svg:width="3.175cm" svg:height="1.044cm" svg:x="4.91cm" svg:y="1.735cm">
          <draw:text-box>
            <text:p><text:span text:style-name="T2">accounts</text:span></text:p>
          </draw:text-box>
        </draw:frame>
        <draw:line draw:style-name="gr8" draw:text-style-name="P1" draw:layer="layout" svg:x1="6.18cm" svg:y1="2.537cm" svg:x2="4.91cm" svg:y2="2.855cm">
          <text:p/>
        </draw:line>
        <draw:line draw:style-name="gr8" draw:text-style-name="P1" draw:layer="layout" svg:x1="6.597cm" svg:y1="2.537cm" svg:x2="7.667cm" svg:y2="2.905cm">
          <text:p/>
        </draw:line>
        <draw:custom-shape draw:style-name="gr9" draw:text-style-name="P1" draw:layer="layout" svg:width="4.445cm" svg:height="1.588cm" svg:x="4.187cm" svg:y="7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587cm" svg:height="0.452cm" svg:x="4.505cm" svg:y="7.85cm">
          <text:p text:style-name="P3"><text:span text:style-name="T1">balan</text:span><text:span text:style-name="T1">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587cm" svg:height="0.317cm" svg:x="4.505cm" svg:y="7.35cm">
          <text:p text:style-name="P3"><text:span text:style-name="T1">addres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905cm" svg:height="0.952cm" svg:x="6.41cm" svg:y="7.35cm">
          <text:p text:style-name="P3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1.905cm" svg:height="0.98cm" svg:x="6.527cm" svg:y="7.132cm">
          <draw:text-box>
            <text:p><text:span text:style-name="T2">state</text:span></text:p>
          </draw:text-box>
        </draw:frame>
        <draw:custom-shape draw:style-name="gr14" draw:text-style-name="P10" draw:layer="layout" svg:width="0.635cm" svg:height="0.317cm" svg:x="6.61cm" svg:y="7.885cm">
          <text:p text:style-name="P9"><text:span text:style-name="T3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635cm" svg:height="0.317cm" svg:x="7.51cm" svg:y="7.885cm">
          <text:p text:style-name="P9"><text:span text:style-name="T3">d</text:span><text:span text:style-name="T3">a</text:span><text:span text:style-name="T3">t</text:span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.656cm" svg:height="1.044cm" svg:x="5.211cm" svg:y="6.235cm">
          <draw:text-box>
            <text:p><text:span text:style-name="T2">account</text:span></text:p>
          </draw:text-box>
        </draw:frame>
        <draw:line draw:style-name="gr15" draw:text-style-name="P1" draw:layer="layout" svg:x1="5.662cm" svg:y1="4.275cm" svg:x2="7.25cm" svg:y2="4.2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oncave_20_short" draw:display-name="Concave short" svg:viewBox="0 826 1131 754" svg:d="M566 826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2T12:22:36.119108560</meta:creation-date>
    <dc:date>2022-03-22T18:40:25.575971971</dc:date>
    <meta:editing-duration>PT5H4M20S</meta:editing-duration>
    <meta:editing-cycles>2</meta:editing-cycles>
    <meta:generator>LibreOffice/7.1.8.1$Linux_X86_64 LibreOffice_project/10$Build-1</meta:generator>
    <meta:document-statistic meta:object-count="24"/>
  </office:meta>
</office:document-meta>
</file>